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/>
    </style:style>
    <style:style style:name="ce4" style:family="table-cell" style:parent-style-name="Default" style:data-style-name="N61">
      <style:table-cell-properties style:text-align-source="fix" style:repeat-content="false" fo:border="1.5pt solid #000000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6.773cm" svg:height="1.806cm" svg:x="4.57cm" svg:y="6.321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7.429cm" svg:y="14.131cm">
            <draw:object draw:notify-on-update-of-ranges="Sheet1.C33:Sheet1.C33 Sheet1.C34:Sheet1.C56 Sheet1.D33:Sheet1.D33 Sheet1.D34:Sheet1.D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17.677cm" svg:y="24.677cm">
            <draw:object draw:notify-on-update-of-ranges="Sheet1.F33:Sheet1.F33 Sheet1.F34:Sheet1.F56 Sheet1.G33:Sheet1.G33 Sheet1.G34:Sheet1.G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14.813cm" svg:y="39.286cm">
            <draw:object draw:notify-on-update-of-ranges="Sheet1.D61:Sheet1.D61 Sheet1.D62:Sheet1.D86 Sheet1.E61:Sheet1.E61 Sheet1.E62:Sheet1.E8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(V)</text:p>
          </table:table-cell>
          <table:table-cell table:style-name="ce1" office:value-type="string" calcext:value-type="string">
            <text:p>Vio(mV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0V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1.47" calcext:value-type="float">
            <text:p>1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5V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1.37" calcext:value-type="float">
            <text:p>1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7V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(mV)</text:p>
          </table:table-cell>
          <table:table-cell table:style-name="ce1" office:value-type="string" calcext:value-type="string">
            <text:p><text:s/>Iio(mA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0V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1.31" calcext:value-type="float">
            <text:p>1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5V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9.75" calcext:value-type="float">
            <text:p>9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7V</text:p>
          </table:table-cell>
          <table:table-cell table:style-name="ce1" office:value-type="float" office:value="2.01" calcext:value-type="float">
            <text:p>2.01</text:p>
          </table:table-cell>
          <table:table-cell table:style-name="ce1" office:value-type="float" office:value="6.77" calcext:value-type="float">
            <text:p>6.77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Vout(V2)(mV)</text:p>
          </table:table-cell>
          <table:table-cell table:style-name="ce2" office:value-type="string" calcext:value-type="string">
            <text:p><text:s/>I13(μA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10V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.17" calcext:value-type="float">
            <text:p>8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15V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float" office:value="8.14" calcext:value-type="float">
            <text:p>8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17V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電源電圧(V)</text:p>
          </table:table-cell>
          <table:table-cell office:value-type="string" calcext:value-type="string">
            <text:p><text:s/>電圧Vg(mV)</text:p>
          </table:table-cell>
          <table:table-cell table:style-name="ce3" office:value-type="string" calcext:value-type="string">
            <text:p>電圧Vout(V)</text:p>
          </table:table-cell>
          <table:table-cell table:style-name="ce3" office:value-type="string" calcext:value-type="string">
            <text:p><text:s/>A(B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 table:style-name="ce3" office:value-type="float" office:value="7.68" calcext:value-type="float">
            <text:p>7.68</text:p>
          </table:table-cell>
          <table:table-cell table:style-name="ce4" office:value-type="float" office:value="68400" calcext:value-type="float">
            <text:p>6.84E+04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5300000" calcext:value-type="float">
            <text:p>2.53E+07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33700000" calcext:value-type="float">
            <text:p>3.37E+07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<text:s/>電圧Vin(V)</text:p>
          </table:table-cell>
          <table:table-cell office:value-type="string" calcext:value-type="string">
            <text:p><text:s/>電圧Vout(V)</text:p>
          </table:table-cell>
          <table:table-cell/>
          <table:table-cell table:style-name="ce3" office:value-type="string" calcext:value-type="string">
            <text:p><text:s/>電圧Vin(V)</text:p>
          </table:table-cell>
          <table:table-cell table:style-name="ce3" office:value-type="string" calcext:value-type="string">
            <text:p><text:s/>電圧Vout(V)</text:p>
          </table:table-cell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-2.03" calcext:value-type="float">
            <text:p>-2.0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-2.05" calcext:value-type="float">
            <text:p>-2.05</text:p>
          </table:table-cell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-4.01" calcext:value-type="float">
            <text:p>-4.01</text:p>
          </table:table-cell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office:value-type="float" office:value="-6.04" calcext:value-type="float">
            <text:p>-6.0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-6.02" calcext:value-type="float">
            <text:p>-6.02</text:p>
          </table:table-cell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-7.79" calcext:value-type="float">
            <text:p>-7.7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-8.04" calcext:value-type="float">
            <text:p>-8.04</text:p>
          </table:table-cell>
        </table:table-row>
        <table:table-row table:style-name="ro1">
          <table:table-cell table:number-columns-repeated="2"/>
          <table:table-cell table:style-name="ce3" office:value-type="float" office:value="8.1" calcext:value-type="float">
            <text:p>8.1</text:p>
          </table:table-cell>
          <table:table-cell office:value-type="float" office:value="-7.79" calcext:value-type="float">
            <text:p>-7.7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-9.99" calcext:value-type="float">
            <text:p>-9.99</text:p>
          </table:table-cell>
        </table:table-row>
        <table:table-row table:style-name="ro1">
          <table:table-cell table:number-columns-repeated="2"/>
          <table:table-cell table:style-name="ce3" office:value-type="float" office:value="8.2" calcext:value-type="float">
            <text:p>8.2</text:p>
          </table:table-cell>
          <table:table-cell office:value-type="float" office:value="-7.8" calcext:value-type="float">
            <text:p>-7.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2" calcext:value-type="float">
            <text:p>-12</text:p>
          </table:table-cell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-7.8" calcext:value-type="float">
            <text:p>-7.8</text:p>
          </table:table-cell>
          <table:table-cell/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-12.2" calcext:value-type="float">
            <text:p>-12.2</text:p>
          </table:table-cell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office:value-type="float" office:value="-7.8" calcext:value-type="float">
            <text:p>-7.8</text:p>
          </table:table-cell>
          <table:table-cell/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-12.54" calcext:value-type="float">
            <text:p>-12.54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office:value-type="float" office:value="-7.8" calcext:value-type="float">
            <text:p>-7.8</text:p>
          </table:table-cell>
          <table:table-cell/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-12.63" calcext:value-type="float">
            <text:p>-12.63</text:p>
          </table:table-cell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float" office:value="-7.8" calcext:value-type="float">
            <text:p>-7.8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-12.67" calcext:value-type="float">
            <text:p>-12.67</text:p>
          </table:table-cell>
        </table:table-row>
        <table:table-row table:style-name="ro1">
          <table:table-cell table:number-columns-repeated="2"/>
          <table:table-cell table:style-name="ce3" office:value-type="float" office:value="-2" calcext:value-type="float">
            <text:p>-2</text:p>
          </table:table-cell>
          <table:table-cell office:value-type="float" office:value="2.02" calcext:value-type="float">
            <text:p>2.02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-12.67" calcext:value-type="float">
            <text:p>-12.67</text:p>
          </table:table-cell>
        </table:table-row>
        <table:table-row table:style-name="ro1">
          <table:table-cell table:number-columns-repeated="2"/>
          <table:table-cell table:style-name="ce3" office:value-type="float" office:value="-4" calcext:value-type="float">
            <text:p>-4</text:p>
          </table:table-cell>
          <table:table-cell office:value-type="float" office:value="4.02" calcext:value-type="float">
            <text:p>4.02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-12.67" calcext:value-type="float">
            <text:p>-12.67</text:p>
          </table:table-cell>
        </table:table-row>
        <table:table-row table:style-name="ro1">
          <table:table-cell table:number-columns-repeated="2"/>
          <table:table-cell table:style-name="ce3" office:value-type="float" office:value="-6" calcext:value-type="float">
            <text:p>-6</text:p>
          </table:table-cell>
          <table:table-cell office:value-type="float" office:value="6.04" calcext:value-type="float">
            <text:p>6.04</text:p>
          </table:table-cell>
          <table:table-cell/>
          <table:table-cell table:style-name="ce3" office:value-type="float" office:value="-2" calcext:value-type="float">
            <text:p>-2</text:p>
          </table:table-cell>
          <table:table-cell table:style-name="ce3" office:value-type="float" office:value="2.03" calcext:value-type="float">
            <text:p>2.03</text:p>
          </table:table-cell>
        </table:table-row>
        <table:table-row table:style-name="ro1">
          <table:table-cell table:number-columns-repeated="2"/>
          <table:table-cell table:style-name="ce3"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-4" calcext:value-type="float">
            <text:p>-4</text:p>
          </table:table-cell>
          <table:table-cell table:style-name="ce3" office:value-type="float" office:value="4.06" calcext:value-type="float">
            <text:p>4.06</text:p>
          </table:table-cell>
        </table:table-row>
        <table:table-row table:style-name="ro1">
          <table:table-cell table:number-columns-repeated="2"/>
          <table:table-cell table:style-name="ce3" office:value-type="float" office:value="-9.1" calcext:value-type="float">
            <text:p>-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3" office:value-type="float" office:value="-6" calcext:value-type="float">
            <text:p>-6</text:p>
          </table:table-cell>
          <table:table-cell table:style-name="ce3" office:value-type="float" office:value="6.02" calcext:value-type="float">
            <text:p>6.02</text:p>
          </table:table-cell>
        </table:table-row>
        <table:table-row table:style-name="ro1">
          <table:table-cell table:number-columns-repeated="2"/>
          <table:table-cell table:style-name="ce3" office:value-type="float" office:value="-9.2" calcext:value-type="float">
            <text:p>-9.2</text:p>
          </table:table-cell>
          <table:table-cell office:value-type="float" office:value="9.21" calcext:value-type="float">
            <text:p>9.21</text:p>
          </table:table-cell>
          <table:table-cell/>
          <table:table-cell table:style-name="ce3" office:value-type="float" office:value="-8" calcext:value-type="float">
            <text:p>-8</text:p>
          </table:table-cell>
          <table:table-cell table:style-name="ce3" office:value-type="float" office:value="8.01" calcext:value-type="float">
            <text:p>8.01</text:p>
          </table:table-cell>
        </table:table-row>
        <table:table-row table:style-name="ro1">
          <table:table-cell table:number-columns-repeated="2"/>
          <table:table-cell table:style-name="ce3" office:value-type="float" office:value="-9.3" calcext:value-type="float">
            <text:p>-9.3</text:p>
          </table:table-cell>
          <table:table-cell office:value-type="float" office:value="9.29" calcext:value-type="float">
            <text:p>9.29</text:p>
          </table:table-cell>
          <table:table-cell/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0.03" calcext:value-type="float">
            <text:p>10.03</text:p>
          </table:table-cell>
        </table:table-row>
        <table:table-row table:style-name="ro1">
          <table:table-cell table:number-columns-repeated="2"/>
          <table:table-cell table:style-name="ce3" office:value-type="float" office:value="-9.4" calcext:value-type="float">
            <text:p>-9.4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12.02" calcext:value-type="float">
            <text:p>12.02</text:p>
          </table:table-cell>
        </table:table-row>
        <table:table-row table:style-name="ro1">
          <table:table-cell table:number-columns-repeated="2"/>
          <table:table-cell table:style-name="ce3" office:value-type="float" office:value="-10" calcext:value-type="float">
            <text:p>-10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4" calcext:value-type="float">
            <text:p>-14</text:p>
          </table:table-cell>
          <table:table-cell table:style-name="ce3" office:value-type="float" office:value="14.05" calcext:value-type="float">
            <text:p>14.05</text:p>
          </table:table-cell>
        </table:table-row>
        <table:table-row table:style-name="ro1">
          <table:table-cell table:number-columns-repeated="2"/>
          <table:table-cell table:style-name="ce3" office:value-type="float" office:value="-12" calcext:value-type="float">
            <text:p>-12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4.2" calcext:value-type="float">
            <text:p>-14.2</text:p>
          </table:table-cell>
          <table:table-cell table:style-name="ce3" office:value-type="float" office:value="14.25" calcext:value-type="float">
            <text:p>14.25</text:p>
          </table:table-cell>
        </table:table-row>
        <table:table-row table:style-name="ro1">
          <table:table-cell table:number-columns-repeated="2"/>
          <table:table-cell table:style-name="ce3" office:value-type="float" office:value="-14" calcext:value-type="float">
            <text:p>-14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4.3" calcext:value-type="float">
            <text:p>-14.3</text:p>
          </table:table-cell>
          <table:table-cell table:style-name="ce3" office:value-type="float" office:value="14.32" calcext:value-type="float">
            <text:p>14.32</text:p>
          </table:table-cell>
        </table:table-row>
        <table:table-row table:style-name="ro1">
          <table:table-cell table:number-columns-repeated="2"/>
          <table:table-cell table:style-name="ce3" office:value-type="float" office:value="-16" calcext:value-type="float">
            <text:p>-16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5" calcext:value-type="float">
            <text:p>-15</text:p>
          </table:table-cell>
          <table:table-cell table:style-name="ce3" office:value-type="float" office:value="14.32" calcext:value-type="float">
            <text:p>14.32</text:p>
          </table:table-cell>
        </table:table-row>
        <table:table-row table:style-name="ro1">
          <table:table-cell table:number-columns-repeated="2"/>
          <table:table-cell table:style-name="ce3" office:value-type="float" office:value="-17" calcext:value-type="float">
            <text:p>-17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7" calcext:value-type="float">
            <text:p>-17</text:p>
          </table:table-cell>
          <table:table-cell table:style-name="ce3" office:value-type="float" office:value="14.32" calcext:value-type="float">
            <text:p>14.32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電圧Vin(V)</text:p>
          </table:table-cell>
          <table:table-cell table:style-name="ce3" office:value-type="string" calcext:value-type="string">
            <text:p><text:s/>電圧Vout(V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-1.99" calcext:value-type="float">
            <text:p>-1.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-4.02" calcext:value-type="float">
            <text:p>-4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float" office:value="-6.03" calcext:value-type="float">
            <text:p>-6.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" office:value-type="float" office:value="-8.03" calcext:value-type="float">
            <text:p>-8.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3" office:value-type="float" office:value="-12.02" calcext:value-type="float">
            <text:p>-12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3" office:value-type="float" office:value="-13.01" calcext:value-type="float">
            <text:p>-13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2" calcext:value-type="float">
            <text:p>13.2</text:p>
          </table:table-cell>
          <table:table-cell table:style-name="ce3" office:value-type="float" office:value="-13.23" calcext:value-type="float">
            <text:p>-13.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5" calcext:value-type="float">
            <text:p>13.5</text:p>
          </table:table-cell>
          <table:table-cell table:style-name="ce3" office:value-type="float" office:value="-13.5" calcext:value-type="float">
            <text:p>-13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7" calcext:value-type="float">
            <text:p>13.7</text:p>
          </table:table-cell>
          <table:table-cell table:style-name="ce3" office:value-type="float" office:value="-13.74" calcext:value-type="float">
            <text:p>-13.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8" calcext:value-type="float">
            <text:p>13.8</text:p>
          </table:table-cell>
          <table:table-cell table:style-name="ce3" office:value-type="float" office:value="-13.81" calcext:value-type="float">
            <text:p>-13.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9" calcext:value-type="float">
            <text:p>13.9</text:p>
          </table:table-cell>
          <table:table-cell table:style-name="ce3" office:value-type="float" office:value="-13.91" calcext:value-type="float">
            <text:p>-13.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3" office:value-type="float" office:value="-14.02" calcext:value-type="float">
            <text:p>-14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" office:value-type="float" office:value="-14.02" calcext:value-type="float">
            <text:p>-14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4" calcext:value-type="float">
            <text:p>-4</text:p>
          </table:table-cell>
          <table:table-cell table:style-name="ce3" office:value-type="float" office:value="4.07" calcext:value-type="float">
            <text:p>4.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6" calcext:value-type="float">
            <text:p>-6</text:p>
          </table:table-cell>
          <table:table-cell table:style-name="ce3" office:value-type="float" office:value="6.01" calcext:value-type="float">
            <text:p>6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8" calcext:value-type="float">
            <text:p>-8</text:p>
          </table:table-cell>
          <table:table-cell table:style-name="ce3" office:value-type="float" office:value="8.06" calcext:value-type="float">
            <text:p>8.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0" calcext:value-type="float">
            <text:p>-10</text:p>
          </table:table-cell>
          <table:table-cell table:style-name="ce3" office:value-type="float" office:value="10.06" calcext:value-type="float">
            <text:p>10.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2" calcext:value-type="float">
            <text:p>-12</text:p>
          </table:table-cell>
          <table:table-cell table:style-name="ce3" office:value-type="float" office:value="12.06" calcext:value-type="float">
            <text:p>12.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4" calcext:value-type="float">
            <text:p>-14</text:p>
          </table:table-cell>
          <table:table-cell table:style-name="ce3" office:value-type="float" office:value="14.06" calcext:value-type="float">
            <text:p>14.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6" calcext:value-type="float">
            <text:p>-16</text:p>
          </table:table-cell>
          <table:table-cell table:style-name="ce3" office:value-type="float" office:value="16.02" calcext:value-type="float">
            <text:p>16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6.2" calcext:value-type="float">
            <text:p>-16.2</text:p>
          </table:table-cell>
          <table:table-cell table:style-name="ce3" office:value-type="float" office:value="16.2" calcext:value-type="float">
            <text:p>1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6.3" calcext:value-type="float">
            <text:p>-16.3</text:p>
          </table:table-cell>
          <table:table-cell table:style-name="ce3" office:value-type="float" office:value="16.32" calcext:value-type="float">
            <text:p>16.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7" calcext:value-type="float">
            <text:p>-17</text:p>
          </table:table-cell>
          <table:table-cell table:style-name="ce3" office:value-type="float" office:value="16.32" calcext:value-type="float">
            <text:p>16.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00/00/00</text:date>, <text:time style:data-style-name="N2" text:time-value="12:33:12.96715043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4:54:56.176393890</meta:creation-date>
    <meta:print-date>2016-05-08T15:01:16.686513154</meta:print-date>
    <dc:date>2016-05-09T12:35:44.476625699</dc:date>
    <meta:editing-duration>PT1H50M56S</meta:editing-duration>
    <meta:editing-cycles>2</meta:editing-cycles>
    <meta:generator>LibreOffice/4.2.8.2$Linux_X86_64 LibreOffice_project/420m0$Build-2</meta:generator>
    <meta:document-statistic meta:table-count="1" meta:cell-count="1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(V1)(mV)</text:p>
          </table:table-cell>
          <table:table-cell table:style-name="ce1" office:value-type="string" calcext:value-type="string">
            <text:p><text:s/>I12(μA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/>10V</text:p>
          </table:table-cell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8.84" calcext:value-type="float">
            <text:p>8.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/>15V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.72" calcext:value-type="float">
            <text:p>8.7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/>17V</text:p>
          </table:table-cell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8.65" calcext:value-type="float">
            <text:p>8.6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 style:data-style-name="N2" text:time-value="15:10:53.23411105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574cm" svg:y="3.955cm" style:legend-expansion="high" chart:style-name="ch2"/>
        <chart:plot-area chart:style-name="ch3" table:cell-range-address="Sheet1.C33:Sheet1.D56" chart:data-source-has-labels="row" svg:x="0.319cm" svg:y="0.18cm" svg:width="11.936cm" svg:height="8.646cm">
          <chartooo:coordinate-region svg:x="1.046cm" svg:y="0.379cm" svg:width="11.02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4:Sheet1.C56" chart:label-cell-address="Sheet1.C33:Sheet1.C33" chart:class="chart:line">
            <chart:data-point chart:repeated="23"/>
          </chart:series>
          <chart:series chart:style-name="ch7" chart:values-cell-range-address="Sheet1.D34:Sheet1.D56" chart:label-cell-address="Sheet1.D33:Sheet1.D33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電圧Vin(V)</text:p>
                <draw:g>
                  <svg:desc>Sheet1.C33:Sheet1.C33</svg:desc>
                </draw:g>
              </table:table-cell>
              <table:table-cell office:value-type="string">
                <text:p> 電圧Vout(V)</text:p>
                <draw:g>
                  <svg:desc>Sheet1.D33:Sheet1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34:Sheet1.C56</svg:desc>
                </draw:g>
              </table:table-cell>
              <table:table-cell office:value-type="float" office:value="-2.03">
                <text:p>-2.03</text:p>
                <draw:g>
                  <svg:desc>Sheet1.D34:Sheet1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6.04">
                <text:p>-6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7.79">
                <text:p>-7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">
                <text:p>8.1</text:p>
              </table:table-cell>
              <table:table-cell office:value-type="float" office:value="-7.79">
                <text:p>-7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">
                <text:p>8.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">
                <text:p>-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">
                <text:p>-6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1">
                <text:p>-9.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2">
                <text:p>-9.2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3">
                <text:p>-9.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4">
                <text:p>-9.4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">
                <text:p>-1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">
                <text:p>-12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">
                <text:p>-14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">
                <text:p>-16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">
                <text:p>-17</text:p>
              </table:table-cell>
              <table:table-cell office:value-type="float" office:value="9.32">
                <text:p>9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574cm" svg:y="3.954cm" style:legend-expansion="high" chart:style-name="ch2"/>
        <chart:plot-area chart:style-name="ch3" table:cell-range-address="Sheet1.F33:Sheet1.G56" chart:data-source-has-labels="row" svg:x="0.319cm" svg:y="0.18cm" svg:width="11.936cm" svg:height="8.645cm">
          <chartooo:coordinate-region svg:x="1.046cm" svg:y="0.379cm" svg:width="11.02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4:Sheet1.F56" chart:label-cell-address="Sheet1.F33:Sheet1.F33" chart:class="chart:line">
            <chart:data-point chart:repeated="23"/>
          </chart:series>
          <chart:series chart:style-name="ch7" chart:values-cell-range-address="Sheet1.G34:Sheet1.G56" chart:label-cell-address="Sheet1.G33:Sheet1.G33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電圧Vin(V)</text:p>
                <draw:g>
                  <svg:desc>Sheet1.F33:Sheet1.F33</svg:desc>
                </draw:g>
              </table:table-cell>
              <table:table-cell office:value-type="string">
                <text:p> 電圧Vout(V)</text:p>
                <draw:g>
                  <svg:desc>Sheet1.G33:Sheet1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F34:Sheet1.F56</svg:desc>
                </draw:g>
              </table:table-cell>
              <table:table-cell office:value-type="float" office:value="-2.05">
                <text:p>-2.05</text:p>
                <draw:g>
                  <svg:desc>Sheet1.G34:Sheet1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4.01">
                <text:p>-4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9.99">
                <text:p>-9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">
                <text:p>12.2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">
                <text:p>12.5</text:p>
              </table:table-cell>
              <table:table-cell office:value-type="float" office:value="-12.54">
                <text:p>-12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7">
                <text:p>12.7</text:p>
              </table:table-cell>
              <table:table-cell office:value-type="float" office:value="-12.63">
                <text:p>-12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-12.67">
                <text:p>-12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-12.67">
                <text:p>-12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-12.67">
                <text:p>-12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">
                <text:p>-4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">
                <text:p>-1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">
                <text:p>-14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.2">
                <text:p>-14.2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.3">
                <text:p>-14.3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">
                <text:p>-15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">
                <text:p>-17</text:p>
              </table:table-cell>
              <table:table-cell office:value-type="float" office:value="14.32">
                <text:p>14.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574cm" svg:y="3.954cm" style:legend-expansion="high" chart:style-name="ch2"/>
        <chart:plot-area chart:style-name="ch3" table:cell-range-address="Sheet1.D61:Sheet1.E86" chart:data-source-has-labels="row" svg:x="0.319cm" svg:y="0.18cm" svg:width="11.936cm" svg:height="8.645cm">
          <chartooo:coordinate-region svg:x="1.046cm" svg:y="0.379cm" svg:width="11.02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2:Sheet1.D86" chart:label-cell-address="Sheet1.D61:Sheet1.D61" chart:class="chart:line">
            <chart:data-point chart:repeated="25"/>
          </chart:series>
          <chart:series chart:style-name="ch7" chart:values-cell-range-address="Sheet1.E62:Sheet1.E86" chart:label-cell-address="Sheet1.E61:Sheet1.E61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電圧Vin(V)</text:p>
                <draw:g>
                  <svg:desc>Sheet1.D61:Sheet1.D61</svg:desc>
                </draw:g>
              </table:table-cell>
              <table:table-cell office:value-type="string">
                <text:p> 電圧Vout(V)</text:p>
                <draw:g>
                  <svg:desc>Sheet1.E61:Sheet1.E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62:Sheet1.D86</svg:desc>
                </draw:g>
              </table:table-cell>
              <table:table-cell office:value-type="float" office:value="-1.99">
                <text:p>-1.99</text:p>
                <draw:g>
                  <svg:desc>Sheet1.E62:Sheet1.E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6.03">
                <text:p>-6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8.03">
                <text:p>-8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-12.02">
                <text:p>-12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3.01">
                <text:p>-13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2">
                <text:p>13.2</text:p>
              </table:table-cell>
              <table:table-cell office:value-type="float" office:value="-13.23">
                <text:p>-13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">
                <text:p>13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">
                <text:p>13.7</text:p>
              </table:table-cell>
              <table:table-cell office:value-type="float" office:value="-13.74">
                <text:p>-13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">
                <text:p>13.8</text:p>
              </table:table-cell>
              <table:table-cell office:value-type="float" office:value="-13.81">
                <text:p>-13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9">
                <text:p>13.9</text:p>
              </table:table-cell>
              <table:table-cell office:value-type="float" office:value="-13.91">
                <text:p>-13.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14.02">
                <text:p>-14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-14.02">
                <text:p>-14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">
                <text:p>-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">
                <text:p>-4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">
                <text:p>-6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">
                <text:p>-8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">
                <text:p>-10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">
                <text:p>-12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">
                <text:p>-14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">
                <text:p>-16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.2">
                <text:p>-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6.3">
                <text:p>-16.3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">
                <text:p>-17</text:p>
              </table:table-cell>
              <table:table-cell office:value-type="float" office:value="16.32">
                <text:p>16.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